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RTC hianya legyen lekezelve (ne akadjon ki adjon egy generic time stampet)</text:p>
      <text:p text:style-name="Standard">legyen egy hibakezelo resz: tudja azt hogy nincs RTC vagy azt is hogy nincs beallitva </text:p>
      <text:p text:style-name="Standard">- TSL2561 feny szenzor - tudja lekezelni ha hianyzik</text:p>
      <text:p text:style-name="Standard">adjon egy generic valuet es jegyezze meg hogy nincs </text:p>
      <text:p text:style-name="P1">- DHT11 legyen lekezelve a hianya illetve az error</text:p>
      <text:p text:style-name="Standard">- tudja lekezelni ha nagyon nagy az ertek (szaturalt)</text:p>
      <text:p text:style-name="Standard">- LCD kijelzo mutasson minden kiolvasott adatot</text:p>
      <text:p text:style-name="P1">beleertve a switch utolso allapotat is</text:p>
      <text:p text:style-name="Text_20_body"> </text:p>
      <text:p text:style-name="Text_20_body">Legyen egy allapota a rendszernek</text:p>
      <text:p text:style-name="P2">- Automata mod vagy manualis mod</text:p>
      <text:p text:style-name="P2">ha a switch valtozott egy ideig manualis modban lesz (5 percig - 3 masodpercig)</text:p>
      <text:p text:style-name="Text_20_body">megjegyezni a time stampet amikor utoljara valtozott a switch </text:p>
      <text:p text:style-name="Text_20_body"> </text:p>
      <text:p text:style-name="P2">- A redony fel van huzva vagy nincs </text:p>
      <text:p text:style-name="P2">- Vilagos van a teremben vagy nincs villages</text:p>
      <text:p text:style-name="Text_20_body">- Nappal van vagy ejszaka</text:p>
      <text:p text:style-name="P2">Automata/Manualis</text:p>
      <text:p text:style-name="P2">Nappal/Ejszaka</text:p>
      <text:p text:style-name="P2">Tul Vilagos/Okes / Tul Sotet</text:p>
      <text:p text:style-name="P2">Ha ejszaka van es fel van huzva a redony leengedi</text:p>
      <text:p text:style-name="P2">Ha ejszaka van es le van eresztve a redony nem csinal semmit (stabil)</text:p>
      <text:p text:style-name="P2">Tul Vilagos van es Nappal van es fel van emelve a redony akkor leereszti</text:p>
      <text:p text:style-name="P2">Tul Sotet van es Nappal van es le van engedve a redony akkor felemeli</text:p>
      <text:p text:style-name="P2">Ha okes akkor nem csinal semmit</text:p>
      <text:p text:style-name="P2">Ha switchet nyomtak akkor ha le volt eresztve felemeli</text:p>
      <text:p text:style-name="P2">Ha switchet nyomtak akkor ha fel volt emelve eresztve leereszti</text:p>
      <text:p text:style-name="P2">Es egy ido utan atmegy atomata modba</text:p>
      <text:p text:style-name="P2">Napszak: nappal vagy ejszaka 8:00-20:00 nappal a tobbi ejszaka</text:p>
      <text:p text:style-name="P2">Fenyero: Tul vilagos, Okes, Tul Sotet</text:p>
      <text:p text:style-name="P2">Jelenlegi allpota a redonynek: fenn van vagy lenn van</text:p>
      <text:p text:style-name="P2">3 dolgot csinalhasz</text:p>
      <text:p text:style-name="P2">- semmit</text:p>
      <text:p text:style-name="P2">- leengeded a redonyt (a motor mozog egy kicsit + atallitod az allapotot == leengedve)</text:p>
      <text:p text:style-name="Text_20_body">- felemeled a redonyt (a motor mozog egy kicsit + atallitod az allapotot == felemelve)</text:p>
      <text:p text:style-name="Text_20_body"> </text:p>
      <text:p text:style-name="P2">Legelejen fel van tekerv a redony</text:p>
      <text:p text:style-name="P2">Mit latok az LCD screenen:</text:p>
      <text:p text:style-name="P2">Datumot </text:p>
      <text:p text:style-name="P2">Homerseklet Nedvessegtartalom</text:p>
      <text:p text:style-name="P2">Mod automata/manualis</text:p>
      <text:p text:style-name="P2">Fenyero tul vilagos/ok/tul sotet</text:p>
      <text:p text:style-name="P2"><text:soft-page-break/>Redony fenn/lenn </text:p>
      <text:p text:style-name="P2">Motor bekapcs/kikapcs<text:line-break/><text:line-break/>Legyenek custom karakterek nappal/ejjelre</text:p>
      <text:p text:style-name="P2">Redony lenn/fenn</text:p>
      <text:p text:style-name="P2">Automata/manualis mo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7:21:20.907039900</meta:creation-date>
    <dc:date>2025-10-15T17:21:35.603411700</dc:date>
    <meta:editing-duration>PT16S</meta:editing-duration>
    <meta:editing-cycles>1</meta:editing-cycles>
    <meta:document-statistic meta:table-count="0" meta:image-count="0" meta:object-count="0" meta:page-count="2" meta:paragraph-count="46" meta:word-count="313" meta:character-count="1888" meta:non-whitespace-character-count="1608"/>
    <meta:generator>LibreOffice/25.2.5.2$Windows_X86_64 LibreOffice_project/03d19516eb2e1dd5d4ccd751a0d6f35f35e08022</meta:generator>
  </office:meta>
</office:document-meta>
</file>